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;[.K42];[.K58];[.K60])" office:value-type="float" office:value="102300">
            <text:p>102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16];[.H35];[.H55];[.H77])" office:value-type="float" office:value="103500">
            <text:p>103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  <table:table-row table:style-name="ro14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15000">
            <text:p>1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15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10/30/2015</text:date>, <text:time>11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30T11:06:11</dc:date>
    <meta:editing-duration>P1DT21H55M25S</meta:editing-duration>
    <meta:editing-cycles>1076</meta:editing-cycles>
    <meta:generator>OpenOffice/4.1.1$Unix OpenOffice.org_project/411m6$Build-9775</meta:generator>
    <dc:creator>employee employee</dc:creator>
    <meta:document-statistic meta:table-count="8" meta:cell-count="2449" meta:object-count="0"/>
  </office:meta>
</office:document-meta>
</file>